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fo:background-color="#FFC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FFC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fo:background-color="#FFC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#ED7D31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ED7D31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9" style:family="table-cell" style:parent-style-name="Default" style:data-style-name="N0">
      <style:table-cell-properties fo:border="thin solid #000000" fo:background-color="#ED7D31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9354166666667cm" style:use-optimal-column-width="true"/>
    </style:style>
    <style:style style:name="co3" style:family="table-column">
      <style:table-column-properties fo:break-before="auto" style:column-width="0.687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0" style:apply-style-name="cf11"/>
      <style:map style:condition="of:cell-content()=1" style:apply-style-name="cf12"/>
    </style:style>
    <style:style style:name="ce25" style:family="table-cell">
      <style:map style:condition="of:cell-content()=0" style:apply-style-name="cf11"/>
      <style:map style:condition="of:cell-content()=1" style:apply-style-name="cf12"/>
    </style:style>
    <style:style style:name="ce26" style:family="table-cell">
      <style:map style:condition="of:cell-content()=1" style:apply-style-name="cf12"/>
      <style:map style:condition="of:cell-content()=0" style:apply-style-name="cf1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is spreadsheet contains explicit calculations used to test the metrics calculatio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l test cases should be illustrated here.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tests" table:style-name="ta2">
        <table:table-column table:style-name="co2" table:default-cell-style-name="ce1"/>
        <table:table-column table:style-name="co3" table:number-columns-repeated="64" table:default-cell-style-name="ce1"/>
        <table:table-column table:style-name="co1" table:number-columns-repeated="1631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fix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heck that two different y_pred lead to equivalent or different accuracy metrics depending on the fixed threshold provide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0]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1]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max_f_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as test_threshold_fixed, we check that the selected threshold is &lt;= 0.9 and &lt;= 0.7 respectively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sample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tp, tn, fp, fn, sensitivity, specificity, precision, recall, f 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26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p</text:p>
          </table:table-cell>
          <table:table-cell office:value-type="float" office:value="17" table:style-name="ce1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n</text:p>
          </table:table-cell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p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n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sensitivity</text:p>
          </table:table-cell>
          <table:table-cell office:value-type="float" office:value="0.85" table:formula="of:=[.B22]/([.B22]+[.B25])" table:number-columns-spanned="2" table:number-rows-spanned="1" table:style-name="ce21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specificity</text:p>
          </table:table-cell>
          <table:table-cell office:value-type="float" office:value="0.8" table:formula="of:=[.B23]/([.B23]+[.B24])" table:number-columns-spanned="2" table:number-rows-spanned="1" table:style-name="ce21">
            <text:p>0,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precision</text:p>
          </table:table-cell>
          <table:table-cell office:value-type="float" office:value="0.68" table:formula="of:=[.B22]/([.B22]+[.B24])" table:number-columns-spanned="2" table:number-rows-spanned="1" table:style-name="ce21">
            <text:p>0,6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recall</text:p>
          </table:table-cell>
          <table:table-cell office:value-type="float" office:value="0.85" table:formula="of:=[.B26]" table:number-columns-spanned="2" table:number-rows-spanned="1" table:style-name="ce21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f_score</text:p>
          </table:table-cell>
          <table:table-cell office:value-type="float" office:value="0.75555555555555565" table:formula="of:=2 * [.B28] *[.B29] / ([.B28]+[.B29])" table:number-columns-spanned="2" table:number-rows-spanned="1" table:style-name="ce21">
            <text:p>0,75555555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accuracy</text:p>
          </table:table-cell>
          <table:table-cell office:value-type="float" office:value="0.81666666666666665" table:formula="of:=([.B22]+[.B23])/([.B22]+[.B23]+[.B24]+[.B25])" table:number-columns-spanned="2" table:number-rows-spanned="1" table:style-name="ce22">
            <text:p>0,816666667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balanced_accuracy</text:p>
          </table:table-cell>
          <table:table-cell office:value-type="float" office:value="0.82499999999999996" table:formula="of:=0.5*([.B22]/([.B22]+[.B25]) + [.B23]/([.B23]+[.B24]))" table:number-columns-spanned="2" table:number-rows-spanned="1" table:style-name="ce22">
            <text:p>0,825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verify sample -&gt; event 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overla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0"/>
          <table:table-cell table:number-columns-repeated="10" table:style-name="ce11"/>
          <table:table-cell table:style-name="ce12"/>
          <table:table-cell table:style-name="ce10"/>
          <table:table-cell table:number-columns-repeated="2" table:style-name="ce11"/>
          <table:table-cell table:style-name="ce12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extended</text:p>
          </table:table-cell>
          <table:table-cell table:number-columns-repeated="4" table:style-name="ce1"/>
          <table:table-cell table:style-name="ce13"/>
          <table:table-cell table:number-columns-repeated="5" table:style-name="ce14"/>
          <table:table-cell table:style-name="ce15"/>
          <table:table-cell table:number-columns-repeated="5" table:style-name="ce1"/>
          <table:table-cell table:style-name="ce13"/>
          <table:table-cell table:number-columns-repeated="2" table:style-name="ce14"/>
          <table:table-cell table:number-columns-repeated="8" table:style-name="ce16"/>
          <table:table-cell table:style-name="ce15"/>
          <table:table-cell table:style-name="ce17"/>
          <table:table-cell table:number-columns-repeated="4" table:style-name="ce14"/>
          <table:table-cell table:style-name="ce18"/>
          <table:table-cell table:style-name="ce19"/>
          <table:table-cell table:number-columns-repeated="5" table:style-name="ce14"/>
          <table:table-cell table:style-name="ce18"/>
          <table:table-cell table:style-name="ce1"/>
          <table:table-cell table:style-name="ce13"/>
          <table:table-cell table:number-columns-repeated="6" table:style-name="ce16"/>
          <table:table-cell table:number-columns-repeated="5" table:style-name="ce14"/>
          <table:table-cell table:style-name="ce17"/>
          <table:table-cell table:style-name="ce14"/>
          <table:table-cell table:style-name="ce18"/>
          <table:table-cell table:number-columns-repeated="2" table:style-name="ce14"/>
          <table:table-cell table:style-name="ce16"/>
          <table:table-cell table:style-name="ce15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7" table:style-name="ce8"/>
          <table:table-cell table:style-name="ce9"/>
          <table:table-cell table:number-columns-repeated="4" table:style-name="ce20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20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setup as test_event_conversion, but we focus here on the metric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overla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16320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0"/>
          <table:table-cell table:number-columns-repeated="10" table:style-name="ce11"/>
          <table:table-cell table:style-name="ce12"/>
          <table:table-cell table:style-name="ce10"/>
          <table:table-cell table:number-columns-repeated="2" table:style-name="ce11"/>
          <table:table-cell table:style-name="ce12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extended</text:p>
          </table:table-cell>
          <table:table-cell table:number-columns-repeated="4" table:style-name="ce1"/>
          <table:table-cell table:style-name="ce13"/>
          <table:table-cell table:number-columns-repeated="5" table:style-name="ce14"/>
          <table:table-cell table:style-name="ce15"/>
          <table:table-cell table:number-columns-repeated="5" table:style-name="ce1"/>
          <table:table-cell table:style-name="ce13"/>
          <table:table-cell table:number-columns-repeated="2" table:style-name="ce14"/>
          <table:table-cell table:number-columns-repeated="8" table:style-name="ce16"/>
          <table:table-cell table:style-name="ce15"/>
          <table:table-cell table:style-name="ce17"/>
          <table:table-cell table:number-columns-repeated="4" table:style-name="ce14"/>
          <table:table-cell table:style-name="ce18"/>
          <table:table-cell table:style-name="ce19"/>
          <table:table-cell table:number-columns-repeated="5" table:style-name="ce14"/>
          <table:table-cell table:style-name="ce18"/>
          <table:table-cell table:style-name="ce1"/>
          <table:table-cell table:style-name="ce13"/>
          <table:table-cell table:number-columns-repeated="6" table:style-name="ce16"/>
          <table:table-cell table:number-columns-repeated="5" table:style-name="ce14"/>
          <table:table-cell table:style-name="ce17"/>
          <table:table-cell table:style-name="ce14"/>
          <table:table-cell table:style-name="ce18"/>
          <table:table-cell table:number-columns-repeated="2" table:style-name="ce14"/>
          <table:table-cell table:style-name="ce16"/>
          <table:table-cell table:style-name="ce15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7" table:style-name="ce8"/>
          <table:table-cell table:style-name="ce9"/>
          <table:table-cell table:number-columns-repeated="4" table:style-name="ce20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20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tp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f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sensitivity</text:p>
          </table:table-cell>
          <table:table-cell office:value-type="float" office:value="0.5" table:formula="of:=[.B86]/[.B85]" table:number-columns-spanned="2" table:number-rows-spanned="1" table:style-name="ce22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precision</text:p>
          </table:table-cell>
          <table:table-cell office:value-type="float" office:value="0.6" table:formula="of:=[.B86]/([.B86]+[.B87])" table:number-columns-spanned="2" table:number-rows-spanned="1" table:style-name="ce22">
            <text:p>0,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recall</text:p>
          </table:table-cell>
          <table:table-cell office:value-type="float" office:value="0.5" table:formula="of:=[.B88]" table:number-columns-spanned="2" table:number-rows-spanned="1" table:style-name="ce22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_score</text:p>
          </table:table-cell>
          <table:table-cell office:value-type="float" office:value="0.54545454545454541" table:formula="of:=2*[.B89]*[.B90]/([.B90]+[.B89])" table:number-columns-spanned="2" table:number-rows-spanned="1" table:style-name="ce22">
            <text:p>0,54545454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hour</text:p>
          </table:table-cell>
          <table:table-cell office:value-type="float" office:value="114.28571428571428" table:formula="of:=[.B87]/63*3600" table:number-columns-spanned="2" table:number-rows-spanned="1" table:style-name="ce22">
            <text:p>114,285714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interictal_hour</text:p>
          </table:table-cell>
          <table:table-cell office:value-type="float" office:value="600" table:formula="of:=[.B87]/12*3600" table:number-columns-spanned="2" table:number-rows-spanned="1" table:style-name="ce22">
            <text:p>600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average_detection_delay</text:p>
          </table:table-cell>
          <table:table-cell office:value-type="float" office:value="1.3333333333333333" table:formula="of:=(2-2+4)/3" table:number-columns-spanned="2" table:number-rows-spanned="1" table:style-name="ce22">
            <text:p>1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event_conversion_whole_record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ase where an event lasts for the whole data.</text:p>
          </table:table-cell>
          <table:table-cell table:number-columns-repeated="16382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1" style:family="table-cell">
      <style:table-cell-properties fo:background-color="#FFC7CE"/>
      <style:text-properties fo:color="#9C0006" style:font-family-generic="swiss"/>
    </style:style>
    <style:style style:name="cf12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meta:initial-creator>Jonathan Larochelle</meta:initial-creator>
    <dc:creator>Jonathan Larochelle</dc:creator>
    <meta:creation-date>2024-02-22T10:40:59Z</meta:creation-date>
    <dc:date>2024-05-14T15:36:24Z</dc:date>
    <meta:editing-duration>PT0S</meta:editing-duration>
  </office:meta>
</office:document-meta>
</file>